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498.61pt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484.44pt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470.24pt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1959e" officeooo:paragraph-rsid="0001959e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68_604078391"/>H1<text:bookmark-end text:name="__RefHeading___Toc968_604078391"/></text:h>
      <text:h text:style-name="Heading_20_2" text:outline-level="2"><text:bookmark-start text:name="__RefHeading___Toc970_604078391"/>H2<text:bookmark-end text:name="__RefHeading___Toc970_604078391"/></text:h>
      <text:h text:style-name="Heading_20_3" text:outline-level="3"><text:bookmark-start text:name="__RefHeading___Toc972_604078391"/>H2a<text:bookmark-end text:name="__RefHeading___Toc972_604078391"/></text:h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68_604078391" text:style-name="Index_20_Link" text:visited-style-name="Index_20_Link">H1<text:tab/>1</text:a></text:p>
          <text:p text:style-name="P2"><text:a xlink:type="simple" xlink:href="#__RefHeading___Toc970_604078391" text:style-name="Index_20_Link" text:visited-style-name="Index_20_Link">H2<text:tab/>1</text:a></text:p>
          <text:p text:style-name="P3"><text:a xlink:type="simple" xlink:href="#__RefHeading___Toc972_604078391" text:style-name="Index_20_Link" text:visited-style-name="Index_20_Link">H2a<text:tab/>1</text:a></text:p>
        </text:index-body>
      </text:table-of-conten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84.44pt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70.24pt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09:34:54.276000000</meta:creation-date>
    <dc:date>2021-08-04T09:35:46.728000000</dc:date>
    <meta:editing-duration>PT52S</meta:editing-duration>
    <meta:editing-cycles>1</meta:editing-cycles>
    <meta:document-statistic meta:table-count="0" meta:image-count="0" meta:object-count="0" meta:page-count="1" meta:paragraph-count="7" meta:word-count="12" meta:character-count="37" meta:non-whitespace-character-count="32"/>
    <meta:generator>LibreOfficeDev/7.3.0.0.alpha0$Windows_X86_64 LibreOffice_project/ad1b12686da88bea57582df10fa85268ada209b8</meta:generator>
  </office:meta>
</office:document-meta>
</file>